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8069449381100141551" text:style-name="L1">
        <text:list-item>
          <text:list>
            <text:list-header>
              <text:p text:style-name="P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6">27.75 miles in the past week <text:s/></text:p>
      <text:p text:style-name="P7"><text:soft-page-break/><text:span text:style-name="T2">Sat 7/29/2017 </text:span>no running</text:p>
      <text:p text:style-name="P9">I am resting my leg. </text:p>
      <text:p text:style-name="P9"/>
      <text:p text:style-name="P9">Sun 7/30/2017 <text:span text:style-name="T1">3.1 miles</text:span></text:p>
      <text:p text:style-name="P9">Because my left hamstring is still bothering me I rode a bike 9.3 miles and averaged 5:30/mile. <text:s/>After the ride my thigh did not tighten so I think I will be riding for a while. I have ridden bikes a good deal over the years because of various problems. <text:s/>I always take 3 miles of riding as equivalent to 1 mile of running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7-30T16:11:34.64</dc:date>
    <dc:creator>James Lombardi</dc:creator>
    <meta:editing-duration>PT7H59M54S</meta:editing-duration>
    <meta:editing-cycles>55</meta:editing-cycles>
    <meta:generator>OpenOffice/4.1.2$Win32 OpenOffice.org_project/412m3$Build-9782</meta:generator>
    <meta:document-statistic meta:table-count="0" meta:image-count="0" meta:object-count="0" meta:page-count="3" meta:paragraph-count="43" meta:word-count="801" meta:character-count="4215"/>
  </office:meta>
</office:document-meta>
</file>